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text-underline-style="none" fo:font-weight="bold" officeooo:rsid="001072d9" officeooo:paragraph-rsid="001072d9" style:font-size-asian="12.25pt" style:font-weight-asian="bold" style:font-size-complex="14pt" style:font-weight-complex="bold"/>
    </style:style>
    <style:style style:name="P2" style:family="paragraph" style:parent-style-name="Standard">
      <style:text-properties style:font-name="Times New Roman" fo:font-size="14pt" style:text-underline-style="none" fo:font-weight="bold" officeooo:rsid="00142f21" officeooo:paragraph-rsid="00142f21" style:font-size-asian="12.25pt" style:font-weight-asian="bold" style:font-size-complex="14pt" style:font-weight-complex="bold"/>
    </style:style>
    <style:style style:name="P3" style:family="paragraph" style:parent-style-name="Standard">
      <style:text-properties style:font-name="Times New Roman" fo:font-size="14pt" style:text-underline-style="none" fo:font-weight="normal" officeooo:rsid="000dc54e" officeooo:paragraph-rsid="000dc54e" style:font-size-asian="12.25pt" style:font-weight-asian="normal" style:font-size-complex="14pt" style:font-weight-complex="normal"/>
    </style:style>
    <style:style style:name="P4" style:family="paragraph" style:parent-style-name="Standard">
      <style:text-properties style:font-name="Times New Roman" fo:font-size="14pt" style:text-underline-style="none" fo:font-weight="normal" officeooo:rsid="000ee557" officeooo:paragraph-rsid="000ee557" style:font-size-asian="12.25pt" style:font-weight-asian="normal" style:font-size-complex="14pt" style:font-weight-complex="normal"/>
    </style:style>
    <style:style style:name="P5"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6"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P7" style:family="paragraph" style:parent-style-name="Standard">
      <style:text-properties style:font-name="Times New Roman" fo:font-size="14pt" style:text-underline-style="none" fo:font-weight="normal" officeooo:rsid="00142f21" officeooo:paragraph-rsid="00142f21" style:font-size-asian="12.25pt" style:font-weight-asian="normal" style:font-size-complex="14pt" style:font-weight-complex="normal"/>
    </style:style>
    <style:style style:name="P8" style:family="paragraph" style:parent-style-name="Standard">
      <style:text-properties style:font-name="Times New Roman" fo:font-size="14pt" style:text-underline-style="none" fo:font-weight="normal" officeooo:rsid="001aecec" officeooo:paragraph-rsid="001aecec" style:font-size-asian="12.25pt" style:font-weight-asian="normal" style:font-size-complex="14pt" style:font-weight-complex="normal"/>
    </style:style>
    <style:style style:name="P9" style:family="paragraph" style:parent-style-name="Standard">
      <style:text-properties style:font-name="Times New Roman" fo:font-size="18pt" style:text-underline-style="solid" style:text-underline-width="auto" style:text-underline-color="font-color" fo:font-weight="bold" officeooo:rsid="000dc54e" officeooo:paragraph-rsid="000dc54e" style:font-size-asian="15.75pt" style:font-weight-asian="bold" style:font-size-complex="18pt" style:font-weight-complex="bold"/>
    </style:style>
    <style:style style:name="P10" style:family="paragraph" style:parent-style-name="Standard">
      <style:text-properties style:font-name="Times New Roman" fo:font-size="18pt" style:text-underline-style="solid" style:text-underline-width="auto" style:text-underline-color="font-color" fo:font-weight="bold" officeooo:rsid="001072d9" officeooo:paragraph-rsid="001072d9" style:font-size-asian="15.75pt" style:font-weight-asian="bold" style:font-size-complex="18pt" style:font-weight-complex="bold"/>
    </style:style>
    <style:style style:name="P11" style:family="paragraph" style:parent-style-name="Standard">
      <style:text-properties style:font-name="Times New Roman" fo:font-size="18pt" style:text-underline-style="solid" style:text-underline-width="auto" style:text-underline-color="font-color" fo:font-weight="bold" officeooo:rsid="001aecec" officeooo:paragraph-rsid="001aecec" style:font-size-asian="15.75pt" style:font-weight-asian="bold" style:font-size-complex="18pt" style:font-weight-complex="bold"/>
    </style:style>
    <style:style style:name="P12" style:family="paragraph" style:parent-style-name="Standard">
      <style:text-properties style:font-name="Times New Roman" fo:font-size="14pt" style:text-underline-style="none" fo:font-weight="normal" officeooo:rsid="00222ec4" officeooo:paragraph-rsid="002420c9"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14" style:family="paragraph" style:parent-style-name="Standard">
      <style:text-properties style:font-name="Times New Roman" fo:font-size="14pt" style:text-underline-style="none" fo:font-weight="normal" officeooo:rsid="0026fc2a" officeooo:paragraph-rsid="0026fc2a" style:font-size-asian="12.25pt" style:font-weight-asian="normal" style:font-size-complex="14pt" style:font-weight-complex="normal"/>
    </style:style>
    <style:style style:name="P15" style:family="paragraph" style:parent-style-name="Standard">
      <style:text-properties style:font-name="Times New Roman" fo:font-size="14pt" style:text-underline-style="none" fo:font-weight="normal" officeooo:rsid="00284edf" officeooo:paragraph-rsid="00284edf" style:font-size-asian="12.25pt" style:font-weight-asian="normal" style:font-size-complex="14pt" style:font-weight-complex="normal"/>
    </style:style>
    <style:style style:name="P16" style:family="paragraph" style:parent-style-name="Standard">
      <style:text-properties style:font-name="Times New Roman" fo:font-size="14pt" style:text-underline-style="none" fo:font-weight="normal" officeooo:rsid="002bd5bd" officeooo:paragraph-rsid="002bd5bd" style:font-size-asian="12.25pt" style:font-weight-asian="normal" style:font-size-complex="14pt" style:font-weight-complex="normal"/>
    </style:style>
    <style:style style:name="P17" style:family="paragraph" style:parent-style-name="Standard">
      <style:text-properties style:font-name="Times New Roman" fo:font-size="14pt" style:text-underline-style="solid" style:text-underline-width="auto" style:text-underline-color="font-color" fo:font-weight="bold" officeooo:rsid="002bd5bd" officeooo:paragraph-rsid="002bd5bd" style:font-size-asian="12.25pt" style:font-weight-asian="bold" style:font-size-complex="14pt" style:font-weight-complex="bold"/>
    </style:style>
    <style:style style:name="T1" style:family="text">
      <style:text-properties officeooo:rsid="000ee557"/>
    </style:style>
    <style:style style:name="T2" style:family="text">
      <style:text-properties officeooo:rsid="001072d9"/>
    </style:style>
    <style:style style:name="T3" style:family="text">
      <style:text-properties officeooo:rsid="00126d46"/>
    </style:style>
    <style:style style:name="T4" style:family="text">
      <style:text-properties officeooo:rsid="00142f21"/>
    </style:style>
    <style:style style:name="T5" style:family="text">
      <style:text-properties officeooo:rsid="0015c534"/>
    </style:style>
    <style:style style:name="T6" style:family="text">
      <style:text-properties officeooo:rsid="00162d89"/>
    </style:style>
    <style:style style:name="T7" style:family="text">
      <style:text-properties officeooo:rsid="001c6fab"/>
    </style:style>
    <style:style style:name="T8" style:family="text">
      <style:text-properties officeooo:rsid="001d4236"/>
    </style:style>
    <style:style style:name="T9" style:family="text">
      <style:text-properties officeooo:rsid="002420c9"/>
    </style:style>
    <style:style style:name="T10" style:family="text">
      <style:text-properties officeooo:rsid="00250a51"/>
    </style:style>
    <style:style style:name="T11" style:family="text">
      <style:text-properties officeooo:rsid="0029a7c3"/>
    </style:style>
    <style:style style:name="T12" style:family="text">
      <style:text-properties officeooo:rsid="002d77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hat is this s<text:span text:style-name="T1">tuff</text:span>?</text:p>
      <text:p text:style-name="P9"/>
      <text:p text:style-name="P3">This Unity-VR framework as been created to <text:span text:style-name="T1">simulate different kinds of learning scenarios within scenes created in Unity. This is done by adding a network API to Unity, making it possible for a client software to send commands to Unity as well as parallely receive sensory information, such as images, in real time. This can be seen as a budget alternative to a robot, which can also provide sensory information needed for various learning algorithms.</text:span></text:p>
      <text:p text:style-name="P4">This documentation aims to provide a superficial overview over the architecture of this framework and hopefully give you the necessary information <text:span text:style-name="T2">to use this software, or at least give you an idea where to look for the information you're looking for.</text:span></text:p>
      <text:p text:style-name="P5">If something doesn't work out as expected, you can always do the following to find out:</text:p>
      <text:p text:style-name="P5"/>
      <text:p text:style-name="P6">1) Read the old documentation, which focuses more in detail on how to create a scene. It might be out of date, though.</text:p>
      <text:p text:style-name="P6"/>
      <text:p text:style-name="P5"><text:span text:style-name="T3">2</text:span>) Read the DEV-doc for information on the Unity network API (SimpleNetwork), the network message serializer used (Protobuf), a more detailed explanation of the ClientArchitecture and the way the client communicated with Unity.</text:p>
      <text:p text:style-name="P5"/>
      <text:p text:style-name="P5"><text:span text:style-name="T3">3</text:span>) Read the Unity documentation if you're writing Unity code.</text:p>
      <text:p text:style-name="P5"/>
      <text:p text:style-name="P5"><text:span text:style-name="T3">4</text:span>) Take a look at the existing scenarios and Unity scripts (but there is no guarantee for the single scenarios and their scripts to be fully functioning).</text:p>
      <text:p text:style-name="P5"/>
      <text:p text:style-name="P5"><text:span text:style-name="T3">5</text:span>) Look at the (mostly documented) source files. The documentation should give you a general idea which files are responsible for that you want to use/change.</text:p>
      <text:p text:style-name="P5"/>
      <text:p text:style-name="P10">Unity Side</text:p>
      <text:p text:style-name="P10"/>
      <text:p text:style-name="P8">Located in /unity<text:span text:style-name="T7">VR_4_2_0/Assets/Scripts, you will find a whole bunch of files. The 2 most important scripts are the following:</text:span></text:p>
      <text:p text:style-name="P8"/>
      <text:p text:style-name="P1">AgentScript</text:p>
      <text:p text:style-name="P1"/>
      <text:p text:style-name="P6">The agent you want to control within Unity need<text:span text:style-name="T8">s</text:span> to be assigned an AgentScript. All the functions concerning the agent (like eye movement, grabbing,<text:span text:style-name="T4"> </text:span>etc.) are implemented in 'AgentScript.cs'. If you've created a scene, you need to create a <text:span text:style-name="T5">d</text:span>erivation of the bass class in your own separate Script. For example, if your scene is called 'MyScene', you can create your own AgentScript, called 'MySceneAgentScript', where you create a derived class of the AgentScript. In this class, you can implement new functions as well as override existing ones to fit your specific needs.</text:p>
      <text:p text:style-name="P2"><text:soft-page-break/>Behavio(u)rScript</text:p>
      <text:p text:style-name="P2"/>
      <text:p text:style-name="P7">Just like the agent is controlled by the AgentScript, the environment is controlled by the BehaviourScript. <text:span text:style-name="T6">It takes care of the setup of your scene, like object and agent spawn locations and the environment reset. Derivation of your own class as well as naming of the file should be done just like the AgentScript.</text:span></text:p>
      <text:p text:style-name="P7"/>
      <text:p text:style-name="P11">Client Side</text:p>
      <text:p text:style-name="P11"/>
      <text:p text:style-name="P12">The client used to send commands to and receive sensory information from Unity is completely written in Python (Note: In older versions, the client was written in C++ with various wrappers of different languages available. All the older documentations won't mention the <text:span text:style-name="T9">current </text:span>Python client). <text:span text:style-name="T10">It is located in the folder /newAgentBrain.</text:span></text:p>
      <text:p text:style-name="P13">In this folder, you can create your own script. You can copy the template code from the template file and just put your Unity server IP and your sequence of commands in there.</text:p>
      <text:p text:style-name="P14">The template first imports the client package 'newAnn4Interface' (Note: I don't know why it's called the way it's called... it just is). Then an interface object is created and started, which has all the functions available to communicate with the Unity server.</text:p>
      <text:p text:style-name="P15">To see, which functions are available as well as the needed arguments and returns, take a look at the file 'annar4Interface.py' in the '/newAnn4Interface' folder. There are <text:s/><text:span text:style-name="T11">two sections, which are highlighted 'RECEIVING FUNCTIONS' and 'SENDING FUNCTIONS'.</text:span></text:p>
      <text:p text:style-name="P15"/>
      <text:p text:style-name="P17">Possible Bugs</text:p>
      <text:p text:style-name="P17"/>
      <text:p text:style-name="P16">In case you experience bugs with the environment or trial reset functions (or other functions without an action execution state), for example the environment not being completely reset before the next command comes in, a possible cause of this might be, that the network connection or Unity server may be too slow. Because the environment and trial reset functions return no action execution state, which lets the client know when the action is finished, we rely on a small waiting time, during which the resets should be able to complete. If the default waiting time doesn't work with your setup, you may try to increase it and try again. <text:span text:style-name="T12">The according variable is located in the file 'annar4Interface.py' in line 111 (self.msgWaitingTime). You can double it until the functions can always finish in tim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ussev</meta:initial-creator>
    <meta:creation-date>2018-01-19T12:51:37.751427173</meta:creation-date>
    <dc:date>2018-01-24T13:06:44.902322429</dc:date>
    <dc:creator>Joseph Gussev</dc:creator>
    <meta:editing-duration>PT46M58S</meta:editing-duration>
    <meta:editing-cycles>19</meta:editing-cycles>
    <meta:generator>LibreOffice/5.1.6.2$Linux_X86_64 LibreOffice_project/10m0$Build-2</meta:generator>
    <meta:document-statistic meta:table-count="0" meta:image-count="0" meta:object-count="0" meta:page-count="2" meta:paragraph-count="22" meta:word-count="727" meta:character-count="4438" meta:non-whitespace-character-count="3732"/>
  </office:meta>
</office:document-meta>
</file>